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8d359" officeooo:paragraph-rsid="0008d359"/>
    </style:style>
    <style:style style:name="P2" style:family="paragraph" style:parent-style-name="Standard">
      <style:paragraph-properties fo:text-align="center" style:justify-single-word="false"/>
      <style:text-properties officeooo:rsid="0008d359" officeooo:paragraph-rsid="0008d359"/>
    </style:style>
    <style:style style:name="P3" style:family="paragraph" style:parent-style-name="Standard">
      <style:paragraph-properties fo:text-align="start" style:justify-single-word="false"/>
      <style:text-properties officeooo:rsid="0008d359" officeooo:paragraph-rsid="0008d359"/>
    </style:style>
    <style:style style:name="P4" style:family="paragraph" style:parent-style-name="Standard">
      <style:text-properties officeooo:rsid="0008d359" officeooo:paragraph-rsid="0010de27"/>
    </style:style>
    <style:style style:name="P5" style:family="paragraph" style:parent-style-name="Standard">
      <style:paragraph-properties fo:text-align="justify" style:justify-single-word="false"/>
      <style:text-properties officeooo:rsid="0008d359" officeooo:paragraph-rsid="0010de27"/>
    </style:style>
    <style:style style:name="P6" style:family="paragraph" style:parent-style-name="Standard">
      <style:paragraph-properties fo:text-align="justify" style:justify-single-word="false"/>
      <style:text-properties officeooo:rsid="0008d359" officeooo:paragraph-rsid="0008d359"/>
    </style:style>
    <style:style style:name="P7" style:family="paragraph" style:parent-style-name="Standard">
      <style:paragraph-properties fo:text-align="justify" style:justify-single-word="false"/>
      <style:text-properties officeooo:rsid="0010de27" officeooo:paragraph-rsid="0010de27"/>
    </style:style>
    <style:style style:name="P8" style:family="paragraph" style:parent-style-name="Standard" style:list-style-name="L6">
      <style:paragraph-properties fo:text-align="justify" style:justify-single-word="false"/>
      <style:text-properties officeooo:rsid="0010de27" officeooo:paragraph-rsid="0010de27"/>
    </style:style>
    <style:style style:name="P9" style:family="paragraph" style:parent-style-name="Standard" style:list-style-name="L4">
      <style:paragraph-properties fo:text-align="justify" style:justify-single-word="false"/>
      <style:text-properties officeooo:paragraph-rsid="0011ed20"/>
    </style:style>
    <style:style style:name="P10" style:family="paragraph" style:parent-style-name="Standard" style:list-style-name="L5">
      <style:paragraph-properties fo:text-align="justify" style:justify-single-word="false"/>
      <style:text-properties officeooo:rsid="00141be6" officeooo:paragraph-rsid="00141be6"/>
    </style:style>
    <style:style style:name="P11" style:family="paragraph" style:parent-style-name="Standard" style:list-style-name="L7">
      <style:paragraph-properties fo:text-align="justify" style:justify-single-word="false"/>
      <style:text-properties officeooo:rsid="00166167" officeooo:paragraph-rsid="00166167"/>
    </style:style>
    <style:style style:name="T1" style:family="text">
      <style:text-properties style:text-position="super 58%" officeooo:rsid="0010de27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officeooo:rsid="0010de27"/>
    </style:style>
    <style:style style:name="T5" style:family="text">
      <style:text-properties style:text-position="0% 100%" officeooo:rsid="0010de27"/>
    </style:style>
    <style:style style:name="T6" style:family="text">
      <style:text-properties officeooo:rsid="0011ed2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hris Armstrong</text:p>
      <text:p text:style-name="P4"><text:span text:style-name="T5">September 8</text:span><text:span text:style-name="T1">th</text:span>, 2020</text:p>
      <text:p text:style-name="P1">HGG 6<text:span text:style-name="T4">01</text:span></text:p>
      <text:p text:style-name="P1"/>
      <text:p text:style-name="P1"/>
      <text:p text:style-name="P2">Discussion Questions</text:p>
      <text:p text:style-name="P3"/>
      <text:p text:style-name="P3"/>
      <text:p text:style-name="P5">Why was the focus of the paper on the CeA?</text:p>
      <text:p text:style-name="P5"/>
      <text:p text:style-name="P7">?</text:p>
      <text:p text:style-name="P5"/>
      <text:p text:style-name="P5"/>
      <text:p text:style-name="P5">What are the benefits of using optogenetics vs a pharmacological approach?</text:p>
      <text:p text:style-name="P5"/>
      <text:list xml:id="list2848098802" text:style-name="L4">
        <text:list-item>
          <text:p text:style-name="P9"><text:span text:style-name="T6">Optogenetics can be strongly localized to the target neurons, whereas pharmacological approaches will disseminate compounds across other neurons that we may not want to target. <text:s/>Pharmacological approaches are also subject to pharmacokinetics and therefore subsequent infusions may be required to sustain a neuronal state, possibly introducing confounding. <text:s/>Lastly, optogenetics can be used to induce multiple genes, whereas with pharmacological approaches, it would require several compounds to do the same thing.</text:span></text:p>
        </text:list-item>
      </text:list>
      <text:p text:style-name="P7"/>
      <text:p text:style-name="P7"/>
      <text:p text:style-name="P6">Why did they use somatostatin+ cells to target Piezol1 expressing cells?</text:p>
      <text:p text:style-name="P6"/>
      <text:list xml:id="list1956475099" text:style-name="L5">
        <text:list-item>
          <text:p text:style-name="P10">The paper mentions that <text:span text:style-name="T2">“[a]lthough chemical pruriceptors are generally believed to be mechanically insensitive, a handful of studies suggest that they may exhibit mechanosensitivity under certain conditions. As Piezo1 is expressed in only a subset of Mrgprd+ sensory neurons, we reasoned that a phenotype driven by the perturbation of Piezo1 expression in these cells might be missed. By contrast, Piezo1 was expressed in the vast majority of Nppb+ neurons, and these cells are amenable to genetic targeting with somatostatin…”</text:span><text:span text:style-name="T3"> <text:s/>In other words, they were trying to see if mechanosensitivity was possible to induce in pruriceptor-expressing cells.</text:span></text:p>
        </text:list-item>
      </text:list>
      <text:p text:style-name="P7"/>
      <text:p text:style-name="P7"/>
      <text:p text:style-name="P6">Why did they use a gain of function model in addition to knock out models?</text:p>
      <text:p text:style-name="P6"/>
      <text:list xml:id="list2334995452" text:style-name="L6">
        <text:list-item>
          <text:p text:style-name="P8">Asdfas</text:p>
        </text:list-item>
      </text:list>
      <text:p text:style-name="P7"/>
      <text:p text:style-name="P7"/>
      <text:p text:style-name="P6">(both papers) How can the information from these papers help patients who suffer from chronic itch in the future?</text:p>
      <text:p text:style-name="P6"/>
      <text:list xml:id="list672326138" text:style-name="L7">
        <text:list-item>
          <text:p text:style-name="P11">For the Sanders paper, knowing that a subpopulation of the amygdala neurons is responsible for the itech-neuron response circuit helps to design therapeutic targets. <text:s/>In particular, suppression of this nerve center could help people with chronic itching disorders. <text:s/>For the Hill paper, potentially with gene therapy, a modified <text:span text:style-name="T2">PIEZO1</text:span><text:span text:style-name="T3"> allele could be introduced that is less sensitive to itch stimuli.</text:span></text:p>
        </text:list-item>
      </text:list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3T21:36:03.007288057</meta:creation-date>
    <dc:date>2022-09-08T09:30:29.035439826</dc:date>
    <meta:editing-duration>PT53M43S</meta:editing-duration>
    <meta:editing-cycles>12</meta:editing-cycles>
    <meta:generator>LibreOffice/7.3.5.2$Linux_X86_64 LibreOffice_project/30$Build-2</meta:generator>
    <meta:document-statistic meta:table-count="0" meta:image-count="0" meta:object-count="0" meta:page-count="1" meta:paragraph-count="14" meta:word-count="307" meta:character-count="2008" meta:non-whitespace-character-count="1714"/>
  </office:meta>
</office:document-meta>
</file>